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Veranstaltungskalender <text:s/>2012 / 2013 <text:s/>Vereine Näfels - Mollis <text:s text:c="4"/>01.11.1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4"/>(2013 nur Mollis, da keine <text:s text:c="6"/>FR / VVM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eranstaltungskalender <text:s text:c="2"/>2012 <text:s text:c="10"/>Meldungen von Näfels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office:value-type="string">
            <text:p>Wochentag <text:s text:c="7"/>Datum <text:s text:c="2"/>Zeit <text:s text:c="3"/>Verein <text:s/>Veranstaltung <text:s text:c="2"/>Ort <text:s text:c="11"/></text:p>
          </table:table-cell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table:style-name="ce1" office:value-type="string">
            <text:p>November <text:s text:c="8"/>2012 <text:s text:c="26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Freitag <text:s/>02. <text:s text:c="4"/>16.00 - 02.00 <text:s text:c="2"/>Landfrauen Mollis <text:s text:c="6"/>Speckjassen</text:p>
          </table:table-cell>
        </table:table-row>
        <table:table-row table:style-name="ro1">
          <table:table-cell office:value-type="string">
            <text:p>Waid Mollis <text:s text:c="20"/></text:p>
          </table:table-cell>
        </table:table-row>
        <table:table-row table:style-name="ro1">
          <table:table-cell office:value-type="string">
            <text:p>Mittwoch <text:s text:c="8"/>07. <text:s text:c="4"/>13.30 <text:s text:c="2"/>Familientreff Summervogel</text:p>
          </table:table-cell>
        </table:table-row>
        <table:table-row table:style-name="ro1">
          <table:table-cell office:value-type="string">
            <text:p>Bastelnachmittag <text:s text:c="8"/>Unterkilchen Mollis <text:s text:c="11"/></text:p>
          </table:table-cell>
        </table:table-row>
        <table:table-row table:style-name="ro1">
          <table:table-cell office:value-type="string">
            <text:p>Fr. + Sa. <text:s text:c="7"/>09. + 10. <text:s text:c="6"/>19.00 <text:s text:c="2"/>Samariterverein Mollis</text:p>
          </table:table-cell>
        </table:table-row>
        <table:table-row table:style-name="ro1">
          <table:table-cell office:value-type="string">
            <text:p>Nothilfekurs <text:s text:c="4"/>Sek-Schulhaus <text:s text:c="17"/></text:p>
          </table:table-cell>
        </table:table-row>
        <table:table-row table:style-name="ro1">
          <table:table-cell office:value-type="string">
            <text:p>Samstag <text:s/>17. <text:s text:c="4"/>20.00 <text:s text:c="2"/>Musikgesellschaft Mollis <text:s text:c="7"/>Unterhaltungsabend</text:p>
          </table:table-cell>
        </table:table-row>
        <table:table-row table:style-name="ro1">
          <table:table-cell office:value-type="string">
            <text:p>MZH Mollis <text:s text:c="21"/></text:p>
          </table:table-cell>
        </table:table-row>
        <table:table-row table:style-name="ro1">
          <table:table-cell office:value-type="string">
            <text:p>Mittwoch <text:s text:c="8"/>21. <text:s text:c="4"/>13.30 <text:s text:c="2"/>Familientreff Summervogel</text:p>
          </table:table-cell>
        </table:table-row>
        <table:table-row table:style-name="ro1">
          <table:table-cell office:value-type="string">
            <text:p>Weihnachtsbasteln <text:s text:c="7"/>Unterkilchen Mollis <text:s text:c="11"/></text:p>
          </table:table-cell>
        </table:table-row>
        <table:table-row table:style-name="ro1">
          <table:table-cell office:value-type="string">
            <text:p>Freitag <text:s/>23. <text:s text:c="11"/>Frauenturnverein Mollis <text:s/>Hauptversammlung <text:s text:c="7"/>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stag <text:s/>24. <text:s text:c="4"/>20.00 <text:s text:c="2"/>Fischerverein <text:s text:c="2"/>Schlusshogg <text:s text:c="4"/>Waid Moll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enstag <text:s text:c="8"/>27. <text:s text:c="4"/>20.00 <text:s text:c="2"/>Samariterverein Mollis <text:s/>Monatsübung</text:p>
          </table:table-cell>
        </table:table-row>
        <table:table-row table:style-name="ro1">
          <table:table-cell office:value-type="string">
            <text:p>Sek-Schulhaus Mollis <text:s text:c="19"/></text:p>
          </table:table-cell>
        </table:table-row>
        <table:table-row table:style-name="ro1">
          <table:table-cell office:value-type="string">
            <text:p>Freitag <text:s/>30. <text:s text:c="4"/>19.30 <text:s text:c="2"/>Familientreff Summervogel <text:s text:c="6"/>Adventskranzbinden</text:p>
          </table:table-cell>
        </table:table-row>
        <table:table-row table:style-name="ro1">
          <table:table-cell office:value-type="string">
            <text:p>Unterkilchen Mollis <text:s text:c="12"/></text:p>
          </table:table-cell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table:style-name="ce1" office:value-type="string">
            <text:p>Dezember <text:s text:c="8"/>2012 <text:s text:c="26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Samstag <text:s/>01. <text:s text:c="11"/>Harmoniemusik Näfels <text:s text:c="4"/>Unterhaltungsabend</text:p>
          </table:table-cell>
        </table:table-row>
        <table:table-row table:style-name="ro1">
          <table:table-cell office:value-type="string">
            <text:p>Linth Arena <text:s text:c="20"/></text:p>
          </table:table-cell>
        </table:table-row>
        <table:table-row table:style-name="ro1">
          <table:table-cell office:value-type="string">
            <text:p>Samstag <text:s/>01. <text:s text:c="4"/>09.00-19.00 <text:s text:c="4"/>Märtgruppe Mollis <text:s text:c="6"/>Weihnachtsmarkt</text:p>
          </table:table-cell>
        </table:table-row>
        <table:table-row table:style-name="ro1">
          <table:table-cell office:value-type="string">
            <text:p>MZH Mollis <text:s text:c="21"/></text:p>
          </table:table-cell>
        </table:table-row>
        <table:table-row table:style-name="ro1">
          <table:table-cell office:value-type="string">
            <text:p>Samstag <text:s/>01. <text:s text:c="4"/>17.30 <text:s text:c="2"/>Chlausgruppe Mollis <text:s text:c="4"/>Chlauseinzug <text:s text:c="3"/>Moll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stag <text:s/>01. <text:s text:c="4"/>ab 17.30 <text:s text:c="7"/>Märtgruppe Mollis <text:s text:c="6"/>Chlauseinzug/Würste</text:p>
          </table:table-cell>
        </table:table-row>
        <table:table-row table:style-name="ro1">
          <table:table-cell office:value-type="string">
            <text:p>bräteln <text:s/>MZH Mollis <text:s text:c="20"/></text:p>
          </table:table-cell>
        </table:table-row>
        <table:table-row table:style-name="ro1">
          <table:table-cell office:value-type="string">
            <text:p>Dienstag <text:s text:c="8"/>04. <text:s text:c="4"/>20.00 <text:s text:c="2"/>Samariterverein Mollis <text:s/>Chlaushock</text:p>
          </table:table-cell>
        </table:table-row>
        <table:table-row table:style-name="ro1">
          <table:table-cell office:value-type="string">
            <text:p>Wydeli Mollis <text:s text:c="10"/></text:p>
          </table:table-cell>
        </table:table-row>
        <table:table-row table:style-name="ro1">
          <table:table-cell office:value-type="string">
            <text:p>Mittwoch <text:s text:c="8"/>05. <text:s text:c="4"/>13.30 <text:s text:c="2"/>Familientreff Summervogel</text:p>
          </table:table-cell>
        </table:table-row>
        <table:table-row table:style-name="ro1">
          <table:table-cell office:value-type="string">
            <text:p>Bastelnachmittag <text:s text:c="8"/>Unterkilchen Mollis <text:s text:c="11"/></text:p>
          </table:table-cell>
        </table:table-row>
        <table:table-row table:style-name="ro1">
          <table:table-cell office:value-type="string">
            <text:p>Mittwoch <text:s text:c="8"/>05. <text:s text:c="11"/>Frauenturnverein Mollis <text:s/>Chlaushock <text:s text:c="5"/>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onnerstag <text:s text:c="6"/>06. <text:s text:c="4"/>06.30 <text:s text:c="2"/>Stiftung Marienkirche <text:s text:c="2"/>Rorateamt</text:p>
          </table:table-cell>
        </table:table-row>
        <table:table-row table:style-name="ro1">
          <table:table-cell office:value-type="string">
            <text:p>Marienkirche Mollis <text:s text:c="12"/></text:p>
          </table:table-cell>
        </table:table-row>
        <table:table-row table:style-name="ro1">
          <table:table-cell office:value-type="string">
            <text:p>Freitag <text:s/>07. <text:s text:c="4"/>20.00 <text:s text:c="2"/>Landfrauen Mollis <text:s text:c="6"/>Chlaushock <text:s text:c="5"/>Waid Moll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stag <text:s/>08. <text:s text:c="4"/>10.00-17.00 <text:s text:c="4"/>Familientreff Summervogel <text:s text:c="6"/>Kerzen</text:p>
          </table:table-cell>
        </table:table-row>
        <table:table-row table:style-name="ro1">
          <table:table-cell office:value-type="string">
            <text:p>ziehen <text:s text:c="2"/>Unterkilchen Mollis <text:s text:c="11"/></text:p>
          </table:table-cell>
        </table:table-row>
        <table:table-row table:style-name="ro1">
          <table:table-cell office:value-type="string">
            <text:p>Montag <text:s text:c="2"/>24. <text:s text:c="4"/>ab 17.00 <text:s text:c="7"/>Musikgesellschaft Mollis</text:p>
          </table:table-cell>
        </table:table-row>
        <table:table-row table:style-name="ro1">
          <table:table-cell office:value-type="string">
            <text:p>Weihnachtsmusik <text:s/>im Dorf Mollis <text:s text:c="16"/></text:p>
          </table:table-cell>
        </table:table-row>
        <table:table-row table:style-name="ro1">
          <table:table-cell office:value-type="string">
            <text:p>Donnerstag <text:s text:c="6"/>27. <text:s text:c="4"/>18.00 <text:s text:c="2"/>Hunterverein <text:s text:c="3"/>Hunterschlitteln</text:p>
          </table:table-cell>
        </table:table-row>
        <table:table-row table:style-name="ro1">
          <table:table-cell office:value-type="string">
            <text:p>Kirche Mollis <text:s text:c="18"/></text:p>
          </table:table-cell>
        </table:table-row>
        <table:table-row table:style-name="ro1">
          <table:table-cell office:value-type="string">
            <text:p>Sonntag <text:s/>30. <text:s text:c="11"/>Glarner Tambouren <text:s text:c="7"/>Jahr 2012 austrommeln</text:p>
          </table:table-cell>
        </table:table-row>
        <table:table-row table:style-name="ro1">
          <table:table-cell office:value-type="string">
            <text:p>Näfels/Mollis <text:s text:c="18"/></text:p>
          </table:table-cell>
        </table:table-row>
        <table:table-row table:style-name="ro1">
          <table:table-cell office:value-type="string">
            <text:p>So auf Mo <text:s text:c="7"/>30. / 31. <text:s text:c="6"/>morgens 2.00 <text:s text:c="3"/>Silvesterschellner Mollis</text:p>
          </table:table-cell>
        </table:table-row>
        <table:table-row table:style-name="ro1">
          <table:table-cell office:value-type="string">
            <text:p>Jahr 2012 ausschellen <text:s text:c="3"/>Bergersplatz Mollis <text:s text:c="19"/></text:p>
          </table:table-cell>
        </table:table-row>
        <table:table-row table:style-name="ro1">
          <table:table-cell office:value-type="string">
            <text:p><text:s text:c="24"/></text:p>
          </table:table-cell>
        </table:table-row>
        <table:table-row table:style-name="ro1">
          <table:table-cell office:value-type="string">
            <text:p><text:s text:c="40"/></text:p>
          </table:table-cell>
        </table:table-row>
        <table:table-row table:style-name="ro1">
          <table:table-cell office:value-type="string">
            <text:p>Veranstaltungskalender <text:s text:c="2"/>2013 <text:s text:c="18"/></text:p>
          </table:table-cell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office:value-type="string">
            <text:p>Wochentag <text:s text:c="7"/>Datum <text:s text:c="2"/>Zeit <text:s text:c="3"/>Verein <text:s/>Veranstaltung <text:s text:c="2"/>Ort <text:s text:c="11"/></text:p>
          </table:table-cell>
        </table:table-row>
        <table:table-row table:style-name="ro1">
          <table:table-cell table:style-name="ce1" office:value-type="string">
            <text:p>Januar <text:s text:c="2"/>2013 <text:s text:c="26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Dienstag <text:s text:c="8"/>01. <text:s text:c="4"/>ab 17.00 <text:s text:c="7"/>Verkehrsverein Mollis</text:p>
          </table:table-cell>
        </table:table-row>
        <table:table-row table:style-name="ro1">
          <table:table-cell office:value-type="string">
            <text:p>Neujahrsapero <text:s text:c="3"/>Steinacherplatz <text:s text:c="23"/></text:p>
          </table:table-cell>
        </table:table-row>
        <table:table-row table:style-name="ro1">
          <table:table-cell office:value-type="string">
            <text:p>Mittwoch <text:s text:c="8"/>09. <text:s text:c="4"/>18.30-20.30 <text:s text:c="4"/>Samariterverein Mollis <text:s/>Blutspenden</text:p>
          </table:table-cell>
        </table:table-row>
        <table:table-row table:style-name="ro1">
          <table:table-cell office:value-type="string">
            <text:p>MZH Mollis <text:s text:c="13"/></text:p>
          </table:table-cell>
        </table:table-row>
        <table:table-row table:style-name="ro1">
          <table:table-cell office:value-type="string">
            <text:p>Freitag <text:s/>11. <text:s text:c="4"/>20.00 <text:s text:c="2"/>Turnverein Mollis <text:s text:c="6"/>Hauptversammlung</text:p>
          </table:table-cell>
        </table:table-row>
        <table:table-row table:style-name="ro1">
          <table:table-cell office:value-type="string">
            <text:p>Waid <text:s text:c="11"/></text:p>
          </table:table-cell>
        </table:table-row>
        <table:table-row table:style-name="ro1">
          <table:table-cell office:value-type="string">
            <text:p>Samstag <text:s/>12. <text:s text:c="4"/>13.00 <text:s text:c="2"/>Skiclub Mollis <text:s/>Clubrennen <text:s text:c="5"/>Fronal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Freitag <text:s/>18. <text:s text:c="4"/>19.30 <text:s text:c="2"/>Feuerwehr <text:s text:c="6"/>Schlussrapport <text:s/>SGU <text:s text:c="11"/></text:p>
          </table:table-cell>
        </table:table-row>
        <table:table-row table:style-name="ro1">
          <table:table-cell office:value-type="string">
            <text:p>Freitag <text:s/>18. <text:s text:c="4"/>19.30 <text:s text:c="2"/>Turnerinnen Verein Mollis <text:s text:c="6"/>Hauptversammlung</text:p>
          </table:table-cell>
        </table:table-row>
        <table:table-row table:style-name="ro1">
          <table:table-cell office:value-type="string">
            <text:p>? <text:s text:c="22"/></text:p>
          </table:table-cell>
        </table:table-row>
        <table:table-row table:style-name="ro1">
          <table:table-cell office:value-type="string">
            <text:p>Freitag <text:s/>18. <text:s text:c="4"/>19.00 <text:s text:c="2"/>Samariterverein Mollis <text:s/>Nothilfekkurs</text:p>
          </table:table-cell>
        </table:table-row>
        <table:table-row table:style-name="ro1">
          <table:table-cell office:value-type="string">
            <text:p>Sek-Schulhaus <text:s text:c="18"/></text:p>
          </table:table-cell>
        </table:table-row>
        <table:table-row table:style-name="ro1">
          <table:table-cell office:value-type="string">
            <text:p>Samstag <text:s/>19. <text:s text:c="4"/>08.00 <text:s text:c="2"/>Samariterverein Mollis <text:s/>Nothilfekkurs</text:p>
          </table:table-cell>
        </table:table-row>
        <table:table-row table:style-name="ro1">
          <table:table-cell office:value-type="string">
            <text:p>Sek-Schulhaus <text:s text:c="18"/></text:p>
          </table:table-cell>
        </table:table-row>
        <table:table-row table:style-name="ro1">
          <table:table-cell office:value-type="string">
            <text:p>Dienstag <text:s text:c="8"/>22. <text:s text:c="4"/>20.00 <text:s text:c="2"/>Samariterverein Mollis <text:s/>Monatsübung</text:p>
          </table:table-cell>
        </table:table-row>
        <table:table-row table:style-name="ro1">
          <table:table-cell office:value-type="string">
            <text:p>Sek-Schulhaus <text:s text:c="10"/></text:p>
          </table:table-cell>
        </table:table-row>
        <table:table-row table:style-name="ro1">
          <table:table-cell office:value-type="string">
            <text:p>Freitag <text:s/>25. <text:s text:c="4"/>20.00 <text:s text:c="2"/>Landfrauen Mollis <text:s text:c="6"/>Pizza-Abend <text:s text:c="4"/>Raben</text:p>
          </table:table-cell>
        </table:table-row>
        <table:table-row table:style-name="ro1">
          <table:table-cell office:value-type="string">
            <text:p>Mollis <text:s text:c="17"/></text:p>
          </table:table-cell>
        </table:table-row>
        <table:table-row table:style-name="ro1">
          <table:table-cell office:value-type="string">
            <text:p>Samstag <text:s/>26. <text:s text:c="4"/>19.30 <text:s text:c="2"/>Männerturnverein Mollis <text:s text:c="8"/>Hauptversammlung</text:p>
          </table:table-cell>
        </table:table-row>
        <table:table-row table:style-name="ro1">
          <table:table-cell office:value-type="string">
            <text:p>Rosengarten Mollis <text:s text:c="13"/></text:p>
          </table:table-cell>
        </table:table-row>
        <table:table-row table:style-name="ro1">
          <table:table-cell office:value-type="string">
            <text:p><text:s text:c="16"/></text:p>
          </table:table-cell>
        </table:table-row>
        <table:table-row table:style-name="ro1">
          <table:table-cell table:style-name="ce1" office:value-type="string">
            <text:p>Februar <text:s/>2013 <text:s text:c="26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Samstag <text:s/>02. <text:s text:c="4"/>20.00 <text:s text:c="2"/>Fischerverein Mollis <text:s text:c="3"/>Hauptversammlung</text:p>
          </table:table-cell>
        </table:table-row>
        <table:table-row table:style-name="ro1">
          <table:table-cell office:value-type="string">
            <text:p>Bären <text:s/>Mollis <text:s text:c="18"/></text:p>
          </table:table-cell>
        </table:table-row>
        <table:table-row table:style-name="ro1">
          <table:table-cell office:value-type="string">
            <text:p>Freitag <text:s/>08. <text:s text:c="4"/>19.00 <text:s text:c="2"/>VeloClub Mollis <text:s text:c="8"/>Hauptversammlung</text:p>
          </table:table-cell>
        </table:table-row>
        <table:table-row table:style-name="ro1">
          <table:table-cell office:value-type="string">
            <text:p>Raben Mollis <text:s text:c="19"/></text:p>
          </table:table-cell>
        </table:table-row>
        <table:table-row table:style-name="ro1">
          <table:table-cell office:value-type="string">
            <text:p>Samstag <text:s/>09. <text:s text:c="11"/>Skiclub Mollis <text:s text:c="2"/>Schüler-Skirennen <text:s text:c="6"/>Fronal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enstag <text:s text:c="8"/>12. <text:s text:c="4"/>19.00 <text:s text:c="2"/>Samariterverein Mollis <text:s/>BLS/AED</text:p>
          </table:table-cell>
        </table:table-row>
        <table:table-row table:style-name="ro1">
          <table:table-cell office:value-type="string">
            <text:p>WiederholungsKurs <text:s text:c="7"/>Sek-Schulhaus <text:s text:c="17"/></text:p>
          </table:table-cell>
        </table:table-row>
        <table:table-row table:style-name="ro1">
          <table:table-cell office:value-type="string">
            <text:p>Mittwoch <text:s text:c="8"/>13. <text:s text:c="4"/>13.30-15.30 <text:s text:c="4"/>Familientreff Summervogel</text:p>
          </table:table-cell>
        </table:table-row>
        <table:table-row table:style-name="ro1">
          <table:table-cell office:value-type="string">
            <text:p>Bastelnachmittag <text:s text:c="8"/>Unterkilchen Mollis <text:s text:c="11"/></text:p>
          </table:table-cell>
        </table:table-row>
        <table:table-row table:style-name="ro1">
          <table:table-cell office:value-type="string">
            <text:p>Samstag <text:s/>16. <text:s text:c="4"/>ab 14.00 <text:s text:c="7"/>Familientreff Summervogel</text:p>
          </table:table-cell>
        </table:table-row>
        <table:table-row table:style-name="ro1">
          <table:table-cell office:value-type="string">
            <text:p>Fasnachtsumzug <text:s text:c="2"/>Unterkilchen Mollis <text:s text:c="11"/></text:p>
          </table:table-cell>
        </table:table-row>
        <table:table-row table:style-name="ro1">
          <table:table-cell office:value-type="string">
            <text:p>Samstag <text:s/>16. <text:s text:c="4"/>13.00-18.00 <text:s text:c="4"/>Turnerinnen Verein Mollis</text:p>
          </table:table-cell>
        </table:table-row>
        <table:table-row table:style-name="ro1">
          <table:table-cell office:value-type="string">
            <text:p>Kindermaskenball <text:s text:c="8"/>MZH Mollis <text:s text:c="20"/></text:p>
          </table:table-cell>
        </table:table-row>
        <table:table-row table:style-name="ro1">
          <table:table-cell office:value-type="string">
            <text:p>Samstag <text:s/>16. <text:s text:c="4"/>14.00 <text:s text:c="2"/>Flugplatzmuuser <text:s text:c="8"/>Kinderumzug</text:p>
          </table:table-cell>
        </table:table-row>
        <table:table-row table:style-name="ro1">
          <table:table-cell office:value-type="string">
            <text:p>Mollis <text:s text:c="17"/></text:p>
          </table:table-cell>
        </table:table-row>
        <table:table-row table:style-name="ro1">
          <table:table-cell office:value-type="string">
            <text:p>Freitag <text:s/>22. <text:s text:c="4"/>20.00 <text:s text:c="2"/>Landfrauen Mollis <text:s text:c="6"/>Zusammenkunf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stag <text:s/>23. <text:s text:c="4"/>19.30 <text:s text:c="2"/>Samariterverein Mollis <text:s/>Hauptversammlung</text:p>
          </table:table-cell>
        </table:table-row>
        <table:table-row table:style-name="ro1">
          <table:table-cell office:value-type="string">
            <text:p>Raben Mollis <text:s text:c="11"/></text:p>
          </table:table-cell>
        </table:table-row>
        <table:table-row table:style-name="ro1">
          <table:table-cell office:value-type="string">
            <text:p>Samstag <text:s/>23. <text:s text:c="4"/>08.00 <text:s text:c="2"/>Samariterverein Mollis <text:s/>Nothilfekurs e-learning</text:p>
          </table:table-cell>
        </table:table-row>
        <table:table-row table:style-name="ro1">
          <table:table-cell office:value-type="string">
            <text:p>Sek-Schulhaus <text:s text:c="18"/></text:p>
          </table:table-cell>
        </table:table-row>
        <table:table-row table:style-name="ro1">
          <table:table-cell office:value-type="string">
            <text:p>Sonntag <text:s/>24. <text:s text:c="11"/>Skiclub Mollis <text:s text:c="2"/>JO-Skirennen <text:s text:c="3"/>Fronal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enstag <text:s text:c="8"/>26. <text:s text:c="4"/>20.00 <text:s text:c="2"/>Samariterverein Mollis <text:s/>Monatsübung</text:p>
          </table:table-cell>
        </table:table-row>
        <table:table-row table:style-name="ro1">
          <table:table-cell office:value-type="string">
            <text:p>Sek-Schulhaus <text:s text:c="10"/></text:p>
          </table:table-cell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table:style-name="ce1" office:value-type="string">
            <text:p>März <text:s text:c="4"/>2013 <text:s text:c="26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Samstag <text:s/>02. <text:s text:c="4"/>19.00 <text:s text:c="2"/>Schützen Mollis <text:s text:c="8"/>Hauptversammlung</text:p>
          </table:table-cell>
        </table:table-row>
        <table:table-row table:style-name="ro1">
          <table:table-cell office:value-type="string">
            <text:p>Raben Mollis <text:s text:c="11"/></text:p>
          </table:table-cell>
        </table:table-row>
        <table:table-row table:style-name="ro1">
          <table:table-cell office:value-type="string">
            <text:p>Samstag <text:s/>02. <text:s text:c="4"/>19.30 <text:s text:c="2"/>Schwimm- u. Wanderclub <text:s/>Hauptversammlung</text:p>
          </table:table-cell>
        </table:table-row>
        <table:table-row table:style-name="ro1">
          <table:table-cell office:value-type="string">
            <text:p>Bären <text:s text:c="10"/></text:p>
          </table:table-cell>
        </table:table-row>
        <table:table-row table:style-name="ro1">
          <table:table-cell office:value-type="string">
            <text:p>Samstag <text:s/>02. <text:s text:c="4"/>10.00 <text:s text:c="2"/>Landfrauen Mollis <text:s text:c="6"/>Landfrauentagung <text:s text:c="7"/>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onntag <text:s/>03. <text:s text:c="11"/>Skilift Schilt <text:s text:c="2"/>Glarus Nord Cup <text:s text:c="8"/>Fronal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ittwoch <text:s text:c="8"/>06. <text:s text:c="4"/>13.30-15.30 <text:s text:c="4"/>Familientreff Summervogel</text:p>
          </table:table-cell>
        </table:table-row>
        <table:table-row table:style-name="ro1">
          <table:table-cell office:value-type="string">
            <text:p>Bastelnachmittag <text:s text:c="8"/>Unterkilchen Mollis <text:s text:c="11"/></text:p>
          </table:table-cell>
        </table:table-row>
        <table:table-row table:style-name="ro1">
          <table:table-cell office:value-type="string">
            <text:p>Freitag <text:s/>08. <text:s text:c="4"/>19.30 <text:s text:c="2"/>Feuerwehr Ehrenmitglieder <text:s text:c="6"/>Hauptversammlung</text:p>
          </table:table-cell>
        </table:table-row>
        <table:table-row table:style-name="ro1">
          <table:table-cell office:value-type="string">
            <text:p>Rosengarten <text:s text:c="20"/></text:p>
          </table:table-cell>
        </table:table-row>
        <table:table-row table:style-name="ro1">
          <table:table-cell office:value-type="string">
            <text:p>Mittwoch <text:s text:c="8"/>13. <text:s text:c="4"/>13.30 <text:s text:c="2"/>Bauerngruppe Mollis <text:s text:c="4"/>öffentl. Hauptprobe</text:p>
          </table:table-cell>
        </table:table-row>
        <table:table-row table:style-name="ro1">
          <table:table-cell office:value-type="string">
            <text:p>Chränzli <text:s text:c="8"/>MZH Mollis <text:s text:c="20"/></text:p>
          </table:table-cell>
        </table:table-row>
        <table:table-row table:style-name="ro1">
          <table:table-cell office:value-type="string">
            <text:p>Freitag <text:s/>15. <text:s text:c="4"/>20.00 <text:s text:c="2"/>Familientreff Summervogel <text:s text:c="6"/>Generalversammlung</text:p>
          </table:table-cell>
        </table:table-row>
        <table:table-row table:style-name="ro1">
          <table:table-cell office:value-type="string">
            <text:p>Unterkilchen <text:s text:c="19"/></text:p>
          </table:table-cell>
        </table:table-row>
        <table:table-row table:style-name="ro1">
          <table:table-cell office:value-type="string">
            <text:p>Samstag <text:s/>16. <text:s text:c="4"/>20.00 <text:s text:c="2"/>Bauerngruppe Mollis <text:s text:c="4"/>Chränzli <text:s text:c="7"/>MZH Moll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. + So. <text:s text:c="7"/>16. + 17. <text:s text:c="13"/>Skiclub Mollis <text:s text:c="2"/>Skiweekend Mellau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onnerstag <text:s text:c="6"/>21. <text:s text:c="4"/>19.30 <text:s text:c="2"/>Verkehrsverein Mollis <text:s text:c="2"/>Hauptversammlung</text:p>
          </table:table-cell>
        </table:table-row>
        <table:table-row table:style-name="ro1">
          <table:table-cell office:value-type="string">
            <text:p>Löwen <text:s text:c="18"/></text:p>
          </table:table-cell>
        </table:table-row>
        <table:table-row table:style-name="ro1">
          <table:table-cell office:value-type="string">
            <text:p>Freitag <text:s/>22. <text:s text:c="11"/>Landfrauen Mollis <text:s text:c="7"/>Zusammenkunft <text:s text:c="2"/>Bär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enstag <text:s text:c="8"/>26. <text:s text:c="4"/>20.00 <text:s text:c="2"/>Samariterverein Mollis <text:s/>Monatsübung</text:p>
          </table:table-cell>
        </table:table-row>
        <table:table-row table:style-name="ro1">
          <table:table-cell office:value-type="string">
            <text:p>Sek-Schulhaus <text:s text:c="10"/></text:p>
          </table:table-cell>
        </table:table-row>
        <table:table-row table:style-name="ro1">
          <table:table-cell office:value-type="string">
            <text:p>Mittwoch <text:s text:c="8"/>27. <text:s text:c="4"/>09.30 - 11.00 <text:s text:c="2"/>Familientreff Summervogel</text:p>
          </table:table-cell>
        </table:table-row>
        <table:table-row table:style-name="ro1">
          <table:table-cell office:value-type="string">
            <text:p>Osterbasteln <text:s text:c="4"/>Unterkilchen <text:s text:c="18"/></text:p>
          </table:table-cell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table:style-name="ce1" office:value-type="string">
            <text:p>April <text:s text:c="3"/>2013 <text:s text:c="34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Freitag <text:s/>19. <text:s text:c="4"/>19.30 <text:s text:c="2"/>Familientreff Summervogel</text:p>
          </table:table-cell>
        </table:table-row>
        <table:table-row table:style-name="ro1">
          <table:table-cell office:value-type="string">
            <text:p>Mitarbeiterinnenessen <text:s text:c="3"/>Unterkilchen Mollis <text:s text:c="11"/></text:p>
          </table:table-cell>
        </table:table-row>
        <table:table-row table:style-name="ro1">
          <table:table-cell office:value-type="string">
            <text:p>Samstag <text:s/>20. <text:s text:c="4"/>09.00-18.00 <text:s text:c="4"/>Schützen Mollis <text:s text:c="8"/>Historisches</text:p>
          </table:table-cell>
        </table:table-row>
        <table:table-row table:style-name="ro1">
          <table:table-cell office:value-type="string">
            <text:p>Fahrtschiessen <text:s text:c="2"/>Feldbach <text:s text:c="22"/></text:p>
          </table:table-cell>
        </table:table-row>
        <table:table-row table:style-name="ro1">
          <table:table-cell office:value-type="string">
            <text:p>Sonntag <text:s/>21. <text:s text:c="4"/>08.00-13.00 <text:s text:c="4"/>Schützen Mollis <text:s text:c="8"/>Historisches</text:p>
          </table:table-cell>
        </table:table-row>
        <table:table-row table:style-name="ro1">
          <table:table-cell office:value-type="string">
            <text:p>Fahrtschiessen <text:s text:c="2"/>Pistolenschiesstand <text:s text:c="19"/></text:p>
          </table:table-cell>
        </table:table-row>
        <table:table-row table:style-name="ro1">
          <table:table-cell office:value-type="string">
            <text:p>Freitag <text:s/>26. <text:s text:c="4"/>20.00 <text:s text:c="2"/>Landfrauen Mollis <text:s text:c="6"/>Zusammenkunft <text:s text:c="2"/>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stag <text:s/>27. <text:s text:c="4"/>09.30 - 11.00 <text:s text:c="2"/>Familientreff Summervogel</text:p>
          </table:table-cell>
        </table:table-row>
        <table:table-row table:style-name="ro1">
          <table:table-cell office:value-type="string">
            <text:p>Muttertagsbasteln <text:s text:c="7"/>Unterkilchen Mollis <text:s text:c="11"/></text:p>
          </table:table-cell>
        </table:table-row>
        <table:table-row table:style-name="ro1">
          <table:table-cell office:value-type="string">
            <text:p>Dienstag <text:s text:c="8"/>30. <text:s text:c="4"/>20.00 <text:s text:c="2"/>Samariterverein Mollis <text:s/>Monatsübung</text:p>
          </table:table-cell>
        </table:table-row>
        <table:table-row table:style-name="ro1">
          <table:table-cell office:value-type="string">
            <text:p>Sek-Schulhaus <text:s text:c="10"/></text:p>
          </table:table-cell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table:style-name="ce1" office:value-type="string">
            <text:p>Mai <text:s text:c="5"/>2013 <text:s text:c="26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Mittwoch <text:s text:c="8"/>01. <text:s text:c="11"/>Landfrauen Mollis <text:s text:c="7"/>Vereinsausflu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ittwoch <text:s text:c="8"/>01. <text:s text:c="4"/>13.30-15.30 <text:s text:c="4"/>Familientreff Summervogel</text:p>
          </table:table-cell>
        </table:table-row>
        <table:table-row table:style-name="ro1">
          <table:table-cell office:value-type="string">
            <text:p>Bastelnachmittag <text:s text:c="8"/>Unterkilchen Mollis <text:s text:c="11"/></text:p>
          </table:table-cell>
        </table:table-row>
        <table:table-row table:style-name="ro1">
          <table:table-cell office:value-type="string">
            <text:p>Samstag <text:s/>04. <text:s text:c="4"/>09.00-16.00 <text:s text:c="4"/>"Mollis bewegt" <text:s text:c="8"/>Turnende Vereine</text:p>
          </table:table-cell>
        </table:table-row>
        <table:table-row table:style-name="ro1">
          <table:table-cell office:value-type="string">
            <text:p>MZH + SekHalle <text:s text:c="9"/></text:p>
          </table:table-cell>
        </table:table-row>
        <table:table-row table:style-name="ro1">
          <table:table-cell office:value-type="string">
            <text:p>Samstag <text:s/>04. Mai <text:s text:c="8"/>bis 2.Juni <text:s text:c="5"/>Gallarte Mollis <text:s text:c="8"/>Ausstellung</text:p>
          </table:table-cell>
        </table:table-row>
        <table:table-row table:style-name="ro1">
          <table:table-cell office:value-type="string">
            <text:p>150 Jahre SAC Tödi <text:s text:c="6"/>Seelmess 16 Mollis <text:s text:c="12"/></text:p>
          </table:table-cell>
        </table:table-row>
        <table:table-row table:style-name="ro1">
          <table:table-cell office:value-type="string">
            <text:p>Mittwoch <text:s text:c="8"/>22. <text:s text:c="11"/>Samariterverein Mollis <text:s text:c="2"/>Altkleidersammlung</text:p>
          </table:table-cell>
        </table:table-row>
        <table:table-row table:style-name="ro1">
          <table:table-cell office:value-type="string">
            <text:p>Mollis <text:s text:c="9"/></text:p>
          </table:table-cell>
        </table:table-row>
        <table:table-row table:style-name="ro1">
          <table:table-cell office:value-type="string">
            <text:p>Samstag <text:s/>25. <text:s text:c="4"/>14.00 <text:s text:c="2"/>Verkehrsverein Mollis <text:s text:c="2"/>Dorf-Führung <text:s text:c="3"/>Haltli</text:p>
          </table:table-cell>
        </table:table-row>
        <table:table-row table:style-name="ro1">
          <table:table-cell office:value-type="string">
            <text:p>Mollis <text:s text:c="9"/></text:p>
          </table:table-cell>
        </table:table-row>
        <table:table-row table:style-name="ro1">
          <table:table-cell office:value-type="string">
            <text:p>Freitag <text:s/>31. <text:s text:c="4"/>20.00 <text:s text:c="2"/>Landfrauen Mollis <text:s text:c="6"/>Zusammenkunft <text:s text:c="2"/>Rest. Wai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table:style-name="ce1" office:value-type="string">
            <text:p>Juni <text:s text:c="4"/>2013 <text:s text:c="26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Sonntag <text:s/>02. <text:s text:c="11"/>Verkehrsverein Mollis <text:s text:c="3"/>Familien-Brätli-Wanderu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enstag <text:s text:c="8"/>04. <text:s text:c="4"/>19.00 <text:s text:c="2"/>Samariterverein Mollis <text:s/>BLS/AED Grundkurs</text:p>
          </table:table-cell>
        </table:table-row>
        <table:table-row table:style-name="ro1">
          <table:table-cell office:value-type="string">
            <text:p>Sek-Schulhaus <text:s text:c="10"/></text:p>
          </table:table-cell>
        </table:table-row>
        <table:table-row table:style-name="ro1">
          <table:table-cell office:value-type="string">
            <text:p>Mittwoch <text:s text:c="8"/>05. <text:s text:c="4"/>13.30-15.30 <text:s text:c="4"/>Familientreff Summervogel</text:p>
          </table:table-cell>
        </table:table-row>
        <table:table-row table:style-name="ro1">
          <table:table-cell office:value-type="string">
            <text:p>Bastelnachmittag <text:s text:c="8"/>Unterkilchen Mollis <text:s text:c="11"/></text:p>
          </table:table-cell>
        </table:table-row>
        <table:table-row table:style-name="ro1">
          <table:table-cell office:value-type="string">
            <text:p>Donnerstag <text:s text:c="6"/>06. <text:s text:c="4"/>19.00 <text:s text:c="2"/>Samariterverein Mollis <text:s/>BLS/AED Grundkurs</text:p>
          </table:table-cell>
        </table:table-row>
        <table:table-row table:style-name="ro1">
          <table:table-cell office:value-type="string">
            <text:p>Sek-Schulhaus <text:s text:c="18"/></text:p>
          </table:table-cell>
        </table:table-row>
        <table:table-row table:style-name="ro1">
          <table:table-cell office:value-type="string">
            <text:p>Samstag <text:s/>08. <text:s text:c="4"/>13.00-16.00 <text:s text:c="4"/>"d`r schnellscht Mulliser"</text:p>
          </table:table-cell>
        </table:table-row>
        <table:table-row table:style-name="ro1">
          <table:table-cell office:value-type="string">
            <text:p>Turnerinnenverein Mollis <text:s text:c="8"/>Sek-Schulhaus <text:s text:c="17"/></text:p>
          </table:table-cell>
        </table:table-row>
        <table:table-row table:style-name="ro1">
          <table:table-cell office:value-type="string">
            <text:p>Samstag <text:s/>08. <text:s text:c="11"/>Feuerwehr Ehrenmitglieder <text:s text:c="7"/>Vereinsausflug</text:p>
          </table:table-cell>
        </table:table-row>
        <table:table-row table:style-name="ro1">
          <table:table-cell office:value-type="string">
            <text:p>pers.Einladung <text:s text:c="17"/></text:p>
          </table:table-cell>
        </table:table-row>
        <table:table-row table:style-name="ro1">
          <table:table-cell office:value-type="string">
            <text:p>Freitag <text:s/>16. <text:s text:c="11"/>Skiclub Mollis <text:s text:c="2"/>Armbrust-Schiessen <text:s text:c="5"/>Moll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o - So <text:s/>20. - 23. <text:s text:c="13"/>Eidgenöss. Turnfest Biel <text:s text:c="8"/>Turnende</text:p>
          </table:table-cell>
        </table:table-row>
        <table:table-row table:style-name="ro1">
          <table:table-cell office:value-type="string">
            <text:p>Vereine Mollis <text:s text:c="17"/></text:p>
          </table:table-cell>
        </table:table-row>
        <table:table-row table:style-name="ro1">
          <table:table-cell office:value-type="string">
            <text:p>Sonntag <text:s/>23. <text:s text:c="4"/>ca. 17.00 <text:s text:c="6"/>Eidgen.Turnfest <text:s text:c="8"/>EMPFANG <text:s/>der Turn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enstag <text:s text:c="8"/>25. <text:s text:c="4"/>20.00 <text:s text:c="2"/>Samariterverein Mollis <text:s/>Monatsübung</text:p>
          </table:table-cell>
        </table:table-row>
        <table:table-row table:style-name="ro1">
          <table:table-cell office:value-type="string">
            <text:p>Sek-Schulhaus <text:s text:c="10"/></text:p>
          </table:table-cell>
        </table:table-row>
        <table:table-row table:style-name="ro1">
          <table:table-cell office:value-type="string">
            <text:p>Freitag <text:s/>28. <text:s text:c="4"/>20.00 <text:s text:c="2"/>Landfrauen <text:s text:c="5"/>Bräteln <text:s text:c="8"/>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stag <text:s/>29. <text:s text:c="4"/>17.00 <text:s text:c="2"/>Männer-Turnverein <text:s text:c="6"/>Risottoabend</text:p>
          </table:table-cell>
        </table:table-row>
        <table:table-row table:style-name="ro1">
          <table:table-cell office:value-type="string">
            <text:p>Steinacherpl. Mollis <text:s text:c="19"/></text:p>
          </table:table-cell>
        </table:table-row>
        <table:table-row table:style-name="ro1">
          <table:table-cell office:value-type="string">
            <text:p><text:s text:c="48"/></text:p>
          </table:table-cell>
        </table:table-row>
        <table:table-row table:style-name="ro1">
          <table:table-cell table:style-name="ce1" office:value-type="string">
            <text:p>Juli <text:s text:c="4"/>2013 <text:s text:c="26"/></text:p>
          </table:table-cell>
        </table:table-row>
        <table:table-row table:style-name="ro1">
          <table:table-cell office:value-type="string">
            <text:p><text:s text:c="48"/></text:p>
          </table:table-cell>
        </table:table-row>
        <table:table-row table:style-name="ro1">
          <table:table-cell table:style-name="ce1" office:value-type="string">
            <text:p>August <text:s text:c="2"/>2013 <text:s text:c="26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Donnerstag <text:s text:c="6"/>01. <text:s text:c="4"/>17.00 <text:s text:c="2"/>Skiclub Mollis <text:s/>Höhenfeuer Fronalp</text:p>
          </table:table-cell>
        </table:table-row>
        <table:table-row table:style-name="ro1">
          <table:table-cell office:value-type="string">
            <text:p>Fronalpstock <text:s text:c="19"/></text:p>
          </table:table-cell>
        </table:table-row>
        <table:table-row table:style-name="ro1">
          <table:table-cell office:value-type="string">
            <text:p>Donnerstag <text:s text:c="6"/>01. <text:s text:c="11"/>Verkehrsverein Näfels <text:s text:c="3"/>Nationalfeier</text:p>
          </table:table-cell>
        </table:table-row>
        <table:table-row table:style-name="ro1">
          <table:table-cell office:value-type="string">
            <text:p>Freulergarten <text:s text:c="18"/></text:p>
          </table:table-cell>
        </table:table-row>
        <table:table-row table:style-name="ro1">
          <table:table-cell office:value-type="string">
            <text:p>Sa. + So. <text:s text:c="7"/>03. + 04. <text:s text:c="13"/>Schwimm- u. Wanderclub <text:s text:c="2"/>Volksmarsch</text:p>
          </table:table-cell>
        </table:table-row>
        <table:table-row table:style-name="ro1">
          <table:table-cell office:value-type="string">
            <text:p>MZH Mollis <text:s text:c="21"/></text:p>
          </table:table-cell>
        </table:table-row>
        <table:table-row table:style-name="ro1">
          <table:table-cell office:value-type="string">
            <text:p>Freitag <text:s/>16. <text:s text:c="11"/>Skiclub Mollis <text:s text:c="2"/>Armbrust-Schiess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ittwoch <text:s text:c="8"/>21. <text:s text:c="11"/>VeloClub Mollis <text:s/>Wurst+Brot-Rennen</text:p>
          </table:table-cell>
        </table:table-row>
        <table:table-row table:style-name="ro1">
          <table:table-cell office:value-type="string">
            <text:p>Waid-Schlattrank <text:s text:c="23"/></text:p>
          </table:table-cell>
        </table:table-row>
        <table:table-row table:style-name="ro1">
          <table:table-cell office:value-type="string">
            <text:p>Sonntag <text:s/>25. <text:s text:c="4"/>ab 09.00 <text:s text:c="7"/>Männerturnverein Mollis <text:s text:c="8"/>British -</text:p>
          </table:table-cell>
        </table:table-row>
        <table:table-row table:style-name="ro1">
          <table:table-cell office:value-type="string">
            <text:p>Car - Meeting <text:s text:c="3"/>Flugplatz <text:s text:c="21"/></text:p>
          </table:table-cell>
        </table:table-row>
        <table:table-row table:style-name="ro1">
          <table:table-cell office:value-type="string">
            <text:p>Dienstag <text:s text:c="8"/>27. <text:s text:c="4"/>20.00 <text:s text:c="2"/>Samariterverein Mollis <text:s/>Monatsübung</text:p>
          </table:table-cell>
        </table:table-row>
        <table:table-row table:style-name="ro1">
          <table:table-cell office:value-type="string">
            <text:p>Sek-Schulhaus <text:s text:c="10"/></text:p>
          </table:table-cell>
        </table:table-row>
        <table:table-row table:style-name="ro1">
          <table:table-cell office:value-type="string">
            <text:p>Freitag <text:s/>30. <text:s text:c="4"/>20.00 <text:s text:c="2"/>Landfrauen Mollis <text:s text:c="6"/>Zusammenkunf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table:style-name="ce1" office:value-type="string">
            <text:p>September <text:s text:c="7"/>2013 <text:s text:c="26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Samstag <text:s/>07. <text:s text:c="4"/>14.00 <text:s text:c="2"/>Verkehrsverein Mollis <text:s text:c="2"/>Dorf-Führung <text:s text:c="3"/>Haltli</text:p>
          </table:table-cell>
        </table:table-row>
        <table:table-row table:style-name="ro1">
          <table:table-cell office:value-type="string">
            <text:p>Mollis <text:s text:c="9"/></text:p>
          </table:table-cell>
        </table:table-row>
        <table:table-row table:style-name="ro1">
          <table:table-cell office:value-type="string">
            <text:p>Samstag <text:s/>07. <text:s text:c="11"/>Skiclub Mollis <text:s text:c="2"/>Dorfstafette <text:s text:c="18"/></text:p>
          </table:table-cell>
        </table:table-row>
        <table:table-row table:style-name="ro1">
          <table:table-cell office:value-type="string">
            <text:p>Sonntag <text:s/>08. <text:s text:c="11"/>Frauenturnverein Mollis <text:s/>Vereinsausflu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ittwoch <text:s text:c="8"/>11. <text:s text:c="4"/>13.30-15.30 <text:s text:c="4"/>Familientreff Summervogel</text:p>
          </table:table-cell>
        </table:table-row>
        <table:table-row table:style-name="ro1">
          <table:table-cell office:value-type="string">
            <text:p>Bastelnachmittag <text:s text:c="8"/>Unterkilchen Mollis <text:s text:c="11"/></text:p>
          </table:table-cell>
        </table:table-row>
        <table:table-row table:style-name="ro1">
          <table:table-cell office:value-type="string">
            <text:p>Donnerstag <text:s text:c="6"/>12. <text:s text:c="11"/>Landfrauen Mollis <text:s text:c="7"/>Herbstausflu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stag <text:s/>14. <text:s text:c="11"/>Fischerverein <text:s text:c="3"/>Bachputzetä <text:s text:c="19"/></text:p>
          </table:table-cell>
        </table:table-row>
        <table:table-row table:style-name="ro1">
          <table:table-cell office:value-type="string">
            <text:p>Freitag <text:s/>20. <text:s text:c="4"/>09.00-11.00 <text:s text:c="4"/>Familientreff Summervogel</text:p>
          </table:table-cell>
        </table:table-row>
        <table:table-row table:style-name="ro1">
          <table:table-cell office:value-type="string">
            <text:p>Mitarbeiterinnentreffen <text:s/>Unterkilchen Mollis <text:s text:c="11"/></text:p>
          </table:table-cell>
        </table:table-row>
        <table:table-row table:style-name="ro1">
          <table:table-cell office:value-type="string">
            <text:p>Fr. + Sa. <text:s text:c="7"/>20. + 21. <text:s text:c="6"/>19.00 <text:s text:c="2"/>Samariterverein Mollis</text:p>
          </table:table-cell>
        </table:table-row>
        <table:table-row table:style-name="ro1">
          <table:table-cell office:value-type="string">
            <text:p>Nothilfekurs <text:s text:c="4"/>Sek-Schulhaus <text:s text:c="9"/></text:p>
          </table:table-cell>
        </table:table-row>
        <table:table-row table:style-name="ro1">
          <table:table-cell office:value-type="string">
            <text:p>Samstag <text:s/>21. <text:s text:c="4"/>14.00 <text:s text:c="2"/>Schützen Mollis <text:s text:c="8"/>Endschiessen</text:p>
          </table:table-cell>
        </table:table-row>
        <table:table-row table:style-name="ro1">
          <table:table-cell office:value-type="string">
            <text:p>Feldbach,Mollis <text:s text:c="8"/></text:p>
          </table:table-cell>
        </table:table-row>
        <table:table-row table:style-name="ro1">
          <table:table-cell office:value-type="string">
            <text:p>Samstag <text:s/>21. <text:s text:c="4"/>08.00 <text:s text:c="2"/>Skilift Schilt <text:s/>Pistensäuberung <text:s text:c="8"/>Fronal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enstag <text:s text:c="8"/>24. <text:s text:c="4"/>20.00 <text:s text:c="2"/>Samariterverein Mollis <text:s/>Monatsübung</text:p>
          </table:table-cell>
        </table:table-row>
        <table:table-row table:style-name="ro1">
          <table:table-cell office:value-type="string">
            <text:p>Sek-Schulhaus <text:s text:c="10"/></text:p>
          </table:table-cell>
        </table:table-row>
        <table:table-row table:style-name="ro1">
          <table:table-cell office:value-type="string">
            <text:p>Freitag <text:s/>27. <text:s text:c="4"/>20.00 <text:s text:c="2"/>Landfrauen Mollis <text:s text:c="6"/>Zusammenkunft <text:s text:c="2"/>Rab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Fr. bis So. <text:s text:c="5"/>27. -29. <text:s text:c="14"/>diverse Vereine <text:s/>CHILBI MOLLIS <text:s text:c="2"/>MZH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stag <text:s/>28. <text:s text:c="4"/>13.00 <text:s text:c="2"/>Schützen Mollis <text:s text:c="8"/>Chilbischiessen</text:p>
          </table:table-cell>
        </table:table-row>
        <table:table-row table:style-name="ro1">
          <table:table-cell office:value-type="string">
            <text:p>Feldbach,Mollis <text:s text:c="16"/></text:p>
          </table:table-cell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table:style-name="ce1" office:value-type="string">
            <text:p>Oktober <text:s/>2013 <text:s text:c="26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Mittwoch <text:s text:c="8"/>02. <text:s text:c="4"/>13.30-15.30 <text:s text:c="4"/>Familientreff Summervogel</text:p>
          </table:table-cell>
        </table:table-row>
        <table:table-row table:style-name="ro1">
          <table:table-cell office:value-type="string">
            <text:p>Bastelnachmittag <text:s text:c="8"/>Unterkilchen Mollis <text:s text:c="11"/></text:p>
          </table:table-cell>
        </table:table-row>
        <table:table-row table:style-name="ro1">
          <table:table-cell office:value-type="string">
            <text:p>Mittwoch <text:s text:c="8"/>23. <text:s text:c="11"/>Samariterverein Mollis <text:s text:c="2"/>Altkleidersammlung</text:p>
          </table:table-cell>
        </table:table-row>
        <table:table-row table:style-name="ro1">
          <table:table-cell office:value-type="string">
            <text:p>Mollis <text:s text:c="9"/></text:p>
          </table:table-cell>
        </table:table-row>
        <table:table-row table:style-name="ro1">
          <table:table-cell office:value-type="string">
            <text:p>Mittwoch <text:s text:c="8"/>23. <text:s text:c="4"/>20.00 <text:s text:c="2"/>Verkehrsvereine Mollis/Näfels</text:p>
          </table:table-cell>
        </table:table-row>
        <table:table-row table:style-name="ro1">
          <table:table-cell office:value-type="string">
            <text:p>Präsidentenkonferenz <text:s text:c="4"/>Löwen, Mollis <text:s text:c="17"/></text:p>
          </table:table-cell>
        </table:table-row>
        <table:table-row table:style-name="ro1">
          <table:table-cell office:value-type="string">
            <text:p>Freitag <text:s/>25. <text:s text:c="4"/>19.30 <text:s text:c="2"/>Landfrauen Mollis <text:s text:c="6"/>Jubiläums-Hauptversammlung</text:p>
          </table:table-cell>
        </table:table-row>
        <table:table-row table:style-name="ro1">
          <table:table-cell office:value-type="string">
            <text:p>Bären Mollis <text:s text:c="19"/></text:p>
          </table:table-cell>
        </table:table-row>
        <table:table-row table:style-name="ro1">
          <table:table-cell office:value-type="string">
            <text:p>Samstag <text:s/>26. <text:s text:c="11"/>Skiclub Mollis <text:s text:c="2"/>Hauptversammlung <text:s text:c="7"/>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enstag <text:s text:c="8"/>29. <text:s text:c="4"/>20.00 <text:s text:c="2"/>Samariterverein Mollis <text:s/>Monatsübung</text:p>
          </table:table-cell>
        </table:table-row>
        <table:table-row table:style-name="ro1">
          <table:table-cell office:value-type="string">
            <text:p>Sek-Schulhaus <text:s text:c="18"/></text:p>
          </table:table-cell>
        </table:table-row>
        <table:table-row table:style-name="ro1">
          <table:table-cell office:value-type="string">
            <text:p>Donnerstag <text:s text:c="6"/>31. <text:s text:c="4"/>18.15 <text:s text:c="2"/>Familientreff Summervogel</text:p>
          </table:table-cell>
        </table:table-row>
        <table:table-row table:style-name="ro1">
          <table:table-cell office:value-type="string">
            <text:p>Halloween-Umzug <text:s/>Steinacherplatz <text:s text:c="15"/></text:p>
          </table:table-cell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table:style-name="ce1" office:value-type="string">
            <text:p>November <text:s text:c="8"/>2013 <text:s text:c="26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Mittwoch <text:s text:c="8"/>06. <text:s text:c="4"/>13.30-15.30 <text:s text:c="4"/>Familientreff Summervogel</text:p>
          </table:table-cell>
        </table:table-row>
        <table:table-row table:style-name="ro1">
          <table:table-cell office:value-type="string">
            <text:p>Bastelnachmittag <text:s text:c="8"/>Unterkilchen Mollis <text:s text:c="11"/></text:p>
          </table:table-cell>
        </table:table-row>
        <table:table-row table:style-name="ro1">
          <table:table-cell office:value-type="string">
            <text:p>Freitag <text:s/>08. <text:s text:c="11"/>Landfrauen Mollis <text:s text:c="7"/>Speckjassen <text:s text:c="4"/>Waid Moll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. + So. <text:s text:c="7"/>09.+10. <text:s text:c="15"/>Turnende Vereine Mollis <text:s/>Chränzli</text:p>
          </table:table-cell>
        </table:table-row>
        <table:table-row table:style-name="ro1">
          <table:table-cell office:value-type="string">
            <text:p>MZH Mollis <text:s text:c="21"/></text:p>
          </table:table-cell>
        </table:table-row>
        <table:table-row table:style-name="ro1">
          <table:table-cell office:value-type="string">
            <text:p>Samstag <text:s/>23. <text:s text:c="4"/>20.00 <text:s text:c="2"/>Musikgesellschaft Mollis <text:s text:c="7"/>Jahreskonzert <text:s text:c="2"/>MZH</text:p>
          </table:table-cell>
        </table:table-row>
        <table:table-row table:style-name="ro1">
          <table:table-cell office:value-type="string">
            <text:p>Mollis <text:s text:c="17"/></text:p>
          </table:table-cell>
        </table:table-row>
        <table:table-row table:style-name="ro1">
          <table:table-cell office:value-type="string">
            <text:p>Dienstag <text:s text:c="8"/>26. <text:s text:c="4"/>20.00 <text:s text:c="2"/>Samariterverein Mollis <text:s/>Monatsübung</text:p>
          </table:table-cell>
        </table:table-row>
        <table:table-row table:style-name="ro1">
          <table:table-cell office:value-type="string">
            <text:p>Sek-Schulhaus Mollis <text:s text:c="11"/></text:p>
          </table:table-cell>
        </table:table-row>
        <table:table-row table:style-name="ro1">
          <table:table-cell office:value-type="string">
            <text:p>Mittwoch <text:s text:c="8"/>27. <text:s text:c="4"/>13.30-15.30 <text:s text:c="4"/>Familientreff Summervogel</text:p>
          </table:table-cell>
        </table:table-row>
        <table:table-row table:style-name="ro1">
          <table:table-cell office:value-type="string">
            <text:p>Weihnachtsbasteln <text:s text:c="7"/>Unterkilchen Mollis <text:s text:c="11"/></text:p>
          </table:table-cell>
        </table:table-row>
        <table:table-row table:style-name="ro1">
          <table:table-cell office:value-type="string">
            <text:p>Freitag <text:s/>29. <text:s text:c="11"/>Frauenturnverein Mollis <text:s/>Hauptversammlung <text:s text:c="7"/>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Freitag <text:s/>29. <text:s text:c="4"/>19.30-22.00 <text:s text:c="4"/>Familientreff Summervogel</text:p>
          </table:table-cell>
        </table:table-row>
        <table:table-row table:style-name="ro1">
          <table:table-cell office:value-type="string">
            <text:p>Adventskranzbinden <text:s text:c="6"/>Unterkilchen Mollis <text:s text:c="11"/></text:p>
          </table:table-cell>
        </table:table-row>
        <table:table-row table:style-name="ro1">
          <table:table-cell office:value-type="string">
            <text:p>Samstag <text:s/>30. <text:s text:c="4"/>17.30 <text:s text:c="2"/>Chlausgruppe Mollis <text:s text:c="4"/>Chlauseinzug <text:s text:c="3"/>Moll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stag <text:s/>30. <text:s text:c="4"/>ab 17.30 <text:s text:c="7"/>Märt-Gruppe <text:s text:c="4"/>Würste bräteln <text:s/>MZH Moll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stag <text:s/>30. <text:s text:c="4"/>09.00-19.00 <text:s text:c="4"/>Märt-Gruppe <text:s text:c="4"/>Weihnachtsmarkt <text:s text:c="8"/>MZH</text:p>
          </table:table-cell>
        </table:table-row>
        <table:table-row table:style-name="ro1">
          <table:table-cell office:value-type="string">
            <text:p>Mollis <text:s text:c="9"/></text:p>
          </table:table-cell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table:style-name="ce1" office:value-type="string">
            <text:p>Dezember <text:s text:c="8"/>2013 <text:s text:c="26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Dienstag <text:s text:c="8"/>03. <text:s text:c="4"/>20.00 <text:s text:c="2"/>Samariterverein Mollis <text:s/>Chlausho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ittwoch <text:s text:c="8"/>04. <text:s text:c="11"/>Frauenturnverein Mollis <text:s/>Chlaushock <text:s text:c="5"/>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ittwoch <text:s text:c="8"/>04. <text:s text:c="4"/>13.30-15.30 <text:s text:c="4"/>Familientreff Summervogel</text:p>
          </table:table-cell>
        </table:table-row>
        <table:table-row table:style-name="ro1">
          <table:table-cell office:value-type="string">
            <text:p>Weihnachtsbasteln <text:s text:c="7"/>Unterkilchen Mollis <text:s text:c="11"/></text:p>
          </table:table-cell>
        </table:table-row>
        <table:table-row table:style-name="ro1">
          <table:table-cell office:value-type="string">
            <text:p>Freitag <text:s/>06. <text:s text:c="4"/>20.00 <text:s text:c="2"/>Landfrauen Mollis <text:s text:c="6"/>Chlaushock <text:s text:c="5"/>Waid Moll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stag <text:s/>07. <text:s text:c="4"/>08.00 <text:s text:c="2"/>Samariterverein Mollis <text:s/>Nothilfekurs e-learning</text:p>
          </table:table-cell>
        </table:table-row>
        <table:table-row table:style-name="ro1">
          <table:table-cell office:value-type="string">
            <text:p>Sek-Schulhaus <text:s text:c="18"/></text:p>
          </table:table-cell>
        </table:table-row>
        <table:table-row table:style-name="ro1">
          <table:table-cell office:value-type="string">
            <text:p>Samstag <text:s/>07. <text:s text:c="4"/>10.00-17.00 <text:s text:c="4"/>Familientreff Summervogel <text:s text:c="6"/>Kerzen</text:p>
          </table:table-cell>
        </table:table-row>
        <table:table-row table:style-name="ro1">
          <table:table-cell office:value-type="string">
            <text:p>ziehen <text:s text:c="2"/>Unterkilchen Mollis <text:s text:c="11"/></text:p>
          </table:table-cell>
        </table:table-row>
        <table:table-row table:style-name="ro1">
          <table:table-cell office:value-type="string">
            <text:p>Dienstag <text:s text:c="8"/>24. <text:s text:c="4"/>ab 17.00 <text:s text:c="7"/>Musikgesellschaft Mollis</text:p>
          </table:table-cell>
        </table:table-row>
        <table:table-row table:style-name="ro1">
          <table:table-cell office:value-type="string">
            <text:p>Weihnachtsmusik <text:s/>im Dorf Mollis <text:s text:c="16"/></text:p>
          </table:table-cell>
        </table:table-row>
        <table:table-row table:style-name="ro1">
          <table:table-cell office:value-type="string">
            <text:p>Mo / Di <text:s/>30. / 31. <text:s text:c="6"/>02.00 <text:s text:c="2"/>Silvesterschellner <text:s text:c="5"/>Jahr ausschellen</text:p>
          </table:table-cell>
        </table:table-row>
        <table:table-row table:style-name="ro1">
          <table:table-cell office:value-type="string">
            <text:p>Bergersplatz <text:s text:c="19"/></text:p>
          </table:table-cell>
        </table:table-row>
        <table:table-row table:style-name="ro1">
          <table:table-cell office:value-type="string">
            <text:p><text:s text:c="48"/></text:p>
          </table:table-cell>
        </table:table-row>
        <table:table-row table:style-name="ro1">
          <table:table-cell office:value-type="string">
            <text:p><text:s text:c="13"/>Veranstaltungs-Vorschau für`s <text:s/>Jahr <text:s/>2014 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18"/>grosses Dorffest in Mollis <text:s/>- <text:s/>(alle 10 Jahre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56"/></text:p>
          </table:table-cell>
        </table:table-row>
        <table:table-row table:style-name="ro1">
          <table:table-cell office:value-type="string">
            <text:p><text:s text:c="40"/></text:p>
          </table:table-cell>
        </table:table-row>
        <table:table-row table:style-name="ro1">
          <table:table-cell office:value-type="string">
            <text:p>Veranstaltungskalender 2014 <text:s text:c="20"/></text:p>
          </table:table-cell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office:value-type="string">
            <text:p>Wochentag <text:s text:c="7"/>Datum <text:s text:c="2"/>Zeit <text:s text:c="3"/>Verein <text:s/>Veranstaltung <text:s text:c="2"/>Ort <text:s text:c="11"/></text:p>
          </table:table-cell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table:style-name="ce1" office:value-type="string">
            <text:p>Januar <text:s text:c="2"/>2014 <text:s text:c="26"/></text:p>
          </table:table-cell>
        </table:table-row>
        <table:table-row table:style-name="ro1">
          <table:table-cell office:value-type="string">
            <text:p><text:s text:c="40"/></text:p>
          </table:table-cell>
        </table:table-row>
        <table:table-row table:style-name="ro1">
          <table:table-cell office:value-type="string">
            <text:p>jeden Mo + Mi <text:s text:c="3"/>excl.SchFerien <text:s/>09.00-11.00 <text:s text:c="4"/>Familientreff Summervogel</text:p>
          </table:table-cell>
        </table:table-row>
        <table:table-row table:style-name="ro1">
          <table:table-cell office:value-type="string">
            <text:p>Chrabbelgruppe <text:s text:c="2"/>Unterkilchen Mollis <text:s text:c="11"/></text:p>
          </table:table-cell>
        </table:table-row>
        <table:table-row table:style-name="ro1">
          <table:table-cell office:value-type="string">
            <text:p>jeden Di + Do <text:s text:c="3"/>excl.SchFerien <text:s/>13.30-17.30 <text:s text:c="4"/>Familientreff Summervogel</text:p>
          </table:table-cell>
        </table:table-row>
        <table:table-row table:style-name="ro1">
          <table:table-cell office:value-type="string">
            <text:p>Treff / Hüeti <text:s text:c="3"/>Unterkilchen Mollis <text:s text:c="11"/></text:p>
          </table:table-cell>
        </table:table-row>
        <table:table-row table:style-name="ro1">
          <table:table-cell office:value-type="string">
            <text:p>Mittwoch <text:s text:c="8"/>01. <text:s text:c="4"/>17.00 <text:s text:c="2"/>Verkehrsverein <text:s/>Mollis <text:s/>Neujahrsapero</text:p>
          </table:table-cell>
        </table:table-row>
        <table:table-row table:style-name="ro1">
          <table:table-cell office:value-type="string">
            <text:p>Steinacherplatz <text:s text:c="16"/></text:p>
          </table:table-cell>
        </table:table-row>
        <table:table-row table:style-name="ro1">
          <table:table-cell office:value-type="string">
            <text:p><text:s text:c="32"/></text:p>
          </table:table-cell>
        </table:table-row>
        <table:table-row table:style-name="ro1">
          <table:table-cell office:value-type="string">
            <text:p>Einzug der Passiv- und Gönnerbeiträge: <text:s text:c="17"/></text:p>
          </table:table-cell>
        </table:table-row>
        <table:table-row table:style-name="ro1">
          <table:table-cell office:value-type="string">
            <text:p><text:s text:c="24"/>M o l l i s <text:s text:c="5"/>N ä f e l s <text:s text:c="19"/></text:p>
          </table:table-cell>
        </table:table-row>
        <table:table-row table:style-name="ro1">
          <table:table-cell office:value-type="string">
            <text:p>Januar <text:s text:c="25"/>Feuerwehrverein Näfels <text:s text:c="17"/></text:p>
          </table:table-cell>
        </table:table-row>
        <table:table-row table:style-name="ro1">
          <table:table-cell office:value-type="string">
            <text:p>Februar <text:s text:c="16"/>Männerturnverein <text:s text:c="31"/></text:p>
          </table:table-cell>
        </table:table-row>
        <table:table-row table:style-name="ro1">
          <table:table-cell office:value-type="string">
            <text:p>Februar <text:s text:c="16"/>Samariterverein <text:s text:c="24"/></text:p>
          </table:table-cell>
        </table:table-row>
        <table:table-row table:style-name="ro1">
          <table:table-cell office:value-type="string">
            <text:p>März <text:s text:c="19"/>Schwimm- u.Wanderclub <text:s text:c="26"/></text:p>
          </table:table-cell>
        </table:table-row>
        <table:table-row table:style-name="ro1">
          <table:table-cell office:value-type="string">
            <text:p>März <text:s text:c="19"/>Märtgruppe Mollis <text:s text:c="22"/></text:p>
          </table:table-cell>
        </table:table-row>
        <table:table-row table:style-name="ro1">
          <table:table-cell office:value-type="string">
            <text:p>April/Mai <text:s text:c="22"/>Turnerinnenverein <text:s text:c="7"/>Männerchor Näfel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ai <text:s text:c="20"/>Tambourenverein Näfels <text:s text:c="17"/></text:p>
          </table:table-cell>
        </table:table-row>
        <table:table-row table:style-name="ro1">
          <table:table-cell office:value-type="string">
            <text:p>Mai-Juni <text:s text:c="23"/>Musikgesellschaft Moll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ai-Juni <text:s text:c="23"/>Verein Jugend(t)raum <text:s text:c="19"/></text:p>
          </table:table-cell>
        </table:table-row>
        <table:table-row table:style-name="ro1">
          <table:table-cell office:value-type="string">
            <text:p>Juni <text:s text:c="19"/>Singkreis Mollis <text:s text:c="8"/>Turnverein Näfel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ugust <text:s text:c="17"/>Frauen TV Mollis <text:s text:c="23"/></text:p>
          </table:table-cell>
        </table:table-row>
        <table:table-row table:style-name="ro1">
          <table:table-cell office:value-type="string">
            <text:p>September <text:s text:c="22"/>Bauerngruppe Mollis <text:s text:c="20"/></text:p>
          </table:table-cell>
        </table:table-row>
        <table:table-row table:style-name="ro1">
          <table:table-cell office:value-type="string">
            <text:p>Oktober <text:s text:c="16"/>Männerchor <text:s text:c="21"/></text:p>
          </table:table-cell>
        </table:table-row>
        <table:table-row table:style-name="ro1">
          <table:table-cell office:value-type="string">
            <text:p>Oktober <text:s text:c="16"/>Turnverein Mollis <text:s text:c="22"/></text:p>
          </table:table-cell>
        </table:table-row>
        <table:table-row table:style-name="ro1">
          <table:table-cell office:value-type="string">
            <text:p>November <text:s text:c="23"/>Loipenclub Mollis <text:s text:c="22"/></text:p>
          </table:table-cell>
        </table:table-row>
        <table:table-row table:style-name="ro1">
          <table:table-cell office:value-type="string">
            <text:p>Dezember <text:s text:c="23"/>Skiclub Mollis <text:s/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9T15:44:50</meta:creation-date>
    <dc:date>2013-06-09T15:45:34</dc:date>
    <meta:editing-duration>P0D</meta:editing-duration>
    <meta:editing-cycles>1</meta:editing-cycles>
    <meta:document-statistic meta:table-count="3" meta:cell-count="354" meta:object-count="0"/>
    <meta:generator>LibreOffice/3.5$Linux_X86_64 LibreOffice_project/350m1$Build-2</meta:generator>
  </office:meta>
</office:document-meta>
</file>